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  <style:text-properties officeooo:rsid="000ceaa6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0ceaa6" officeooo:paragraph-rsid="000ceaa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6cc47" officeooo:paragraph-rsid="0016cc4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816f5" officeooo:paragraph-rsid="001816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9ccb8" officeooo:paragraph-rsid="0019ccb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b0bef" officeooo:paragraph-rsid="001b0be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ceaa6" officeooo:paragraph-rsid="000ceaa6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d47a6" officeooo:paragraph-rsid="000d47a6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ea7c7" officeooo:paragraph-rsid="000ea7c7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7413" officeooo:paragraph-rsid="000f7413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9a58" officeooo:paragraph-rsid="000f9a58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816f5" officeooo:paragraph-rsid="001816f5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0bef" officeooo:paragraph-rsid="001b0bef"/>
    </style:style>
    <style:style style:name="P17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0ceaa6" officeooo:paragraph-rsid="000ceaa6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9a58" officeooo:paragraph-rsid="000f9a58"/>
    </style:style>
    <style:style style:name="P2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6d87" officeooo:paragraph-rsid="001b6d87"/>
    </style:style>
    <style:style style:name="P2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9a5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</text:p>
      <text:p text:style-name="P18"><office:annotation office:name="__Annotation__346_3974529982" loext:resolved="false"><dc:creator>Unknown Author</dc:creator><dc:date>2021-08-19T04:42:14.794000000</dc:date><text:p text:style-name="P22"><text:span text:style-name="T2"><text:a xlink:href="https://www.google.com/search?q=best+programming+languages+for+ethical+hacking&amp;oq=best+programming+languages+for+ethical+hacking&amp;aqs=chrome..69i57j0i22i30l3j0i390l2.10849j0j7&amp;sourceid=chrome&amp;ie=UTF-8" xlink:type="simple">https://www.google.com/search?q=best+programming+languages+for+ethical+hacking&amp;oq=best+programming+languages+for+ethical+hacking&amp;aqs=chrome..69i57j0i22i30l3j0i390l2.10849j0j7&amp;sourceid=chrome&amp;ie=UTF-8</text:a></text:span><text:span text:style-name="T2"><text:s/></text:span></text:p></office:annotation>best programming languages for ethical hacking<office:annotation-end office:name="__Annotation__346_3974529982"/></text:p>
      <text:p text:style-name="P18"><text:a xlink:type="simple" xlink:href="https://www.ubuntupit.com/best-programming-languages-for-hacking/" text:style-name="Internet_20_link" text:visited-style-name="Visited_20_Internet_20_Link">https://www.ubuntupit.com/best-programming-languages-for-hacking/</text:a></text:p>
      <text:p text:style-name="P19"><office:annotation office:name="__Annotation__348_3974529982" loext:resolved="false"><dc:creator>Unknown Author</dc:creator><dc:date>2021-08-19T04:46:23.779000000</dc:date><text:p text:style-name="P22"><text:span text:style-name="T2"><text:a xlink:href="https://www.google.com/search?q=best+programming+languages+for+malware+analysis&amp;oq=best+programming+languages+for+malware+analysis&amp;aqs=chrome..69i57j0i22i30.9801j0j7&amp;sourceid=chrome&amp;ie=UTF-8" xlink:type="simple">https://www.google.com/search?q=best+programming+languages+for+malware+analysis&amp;oq=best+programming+languages+for+malware+analysis&amp;aqs=chrome..69i57j0i22i30.9801j0j7&amp;sourceid=chrome&amp;ie=UTF-8</text:a></text:span></text:p><text:p text:style-name="P22"><text:span text:style-name="T2"/></text:p></office:annotation>best programming languages for malware analysis<office:annotation-end office:name="__Annotation__348_3974529982"/></text:p>
      <text:p text:style-name="P19"><office:annotation office:name="__Annotation__347_3974529982" loext:resolved="false"><dc:creator>Unknown Author</dc:creator><dc:date>2021-08-19T04:45:42.168000000</dc:date><text:p text:style-name="P22"><text:span text:style-name="T2"><text:a xlink:href="https://www.quora.com/What-programming-languages-are-commonly-used-to-make-viruses" xlink:type="simple">https://www.quora.com/What-programming-languages-are-commonly-used-to-make-viruses</text:a></text:span></text:p><text:p text:style-name="P22"><text:span text:style-name="T2"/></text:p></office:annotation>Assembly for system level malware<office:annotation-end office:name="__Annotation__347_3974529982"/></text:p>
      <text:p text:style-name="P18">FireShip - <text:span text:style-name="T1">yt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Beau Carnes</text:p>
            <text:p text:style-name="P2">Learn JavaScript - Full Course for Beginners</text:p>
          </table:table-cell>
          <table:table-cell table:style-name="Table1.A1" office:value-type="string">
            <text:p text:style-name="P2"><text:a xlink:type="simple" xlink:href="https://youtu.be/PkZNo7MFNFg" text:style-name="Internet_20_link" text:visited-style-name="Visited_20_Internet_20_Link">https://youtu.be/PkZNo7MFNFg</text:a> </text:p>
          </table:table-cell>
        </table:table-row>
        <table:table-row table:style-name="Table1.1">
          <table:table-cell table:style-name="Table1.A1" office:value-type="string">
            <text:p text:style-name="P20">Coding Addict</text:p>
            <text:p text:style-name="P20">Javascript Fundamentals</text:p>
          </table:table-cell>
          <table:table-cell table:style-name="Table1.A1" office:value-type="string">
            <text:p text:style-name="P2"><text:a xlink:type="simple" xlink:href="https://youtu.be/2Ji-clqUYnA" text:style-name="Internet_20_link" text:visited-style-name="Visited_20_Internet_20_Link">https://youtu.be/2Ji-clqUYnA</text:a> 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Mike Dane</text:p>
            <text:p text:style-name="P12">GiraffeAcademy</text:p>
            <text:p text:style-name="P2">Learn Python - Full Course for Beginners [Tutorial]</text:p>
          </table:table-cell>
          <table:table-cell table:style-name="Table1.A1" office:value-type="string">
            <text:p text:style-name="P2"><text:a xlink:type="simple" xlink:href="https://youtu.be/rfscVS0vtbw" text:style-name="Internet_20_link" text:visited-style-name="Visited_20_Internet_20_Link">https://youtu.be/rfscVS0vtbw</text:a> 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CupofCode 01</text:p>
            <text:p text:style-name="P2">Python Algorithms for Interviews</text:p>
          </table:table-cell>
          <table:table-cell table:style-name="Table1.A1" office:value-type="string">
            <text:p text:style-name="P2"><text:a xlink:type="simple" xlink:href="https://youtu.be/p65AHm9MX80" text:style-name="Internet_20_link" text:visited-style-name="Visited_20_Internet_20_Link">https://youtu.be/p65AHm9MX80</text:a> </text:p>
          </table:table-cell>
        </table:table-row>
        <table:table-row table:style-name="Table1.1">
          <table:table-cell table:style-name="Table1.A1" office:value-type="string">
            <text:p text:style-name="P13">Sentdex</text:p>
            <text:p text:style-name="P13">GUIs with Tkinter (intermediate)</text:p>
          </table:table-cell>
          <table:table-cell table:style-name="Table1.A1" office:value-type="string">
            <text:p text:style-name="P2"><text:a xlink:type="simple" xlink:href="https://youtube.com/playlist?list=PLQVvvaa0QuDclKx-QpC9wntnURXVJqLyk" text:style-name="Internet_20_link" text:visited-style-name="Visited_20_Internet_20_Link">https://youtube.com/playlist?list=PLQVvvaa0QuDclKx-QpC9wntnURXVJqLyk</text:a> </text:p>
          </table:table-cell>
        </table:table-row>
        <table:table-row table:style-name="Table1.1">
          <table:table-cell table:style-name="Table1.A1" office:value-type="string">
            <text:p text:style-name="P13">Codemy.com</text:p>
            <text:p text:style-name="P13">John Elder</text:p>
          </table:table-cell>
          <table:table-cell table:style-name="Table1.A1" office:value-type="string">
            <text:p text:style-name="P2"><text:a xlink:type="simple" xlink:href="https://youtu.be/yQSEXcf6s2I" text:style-name="Internet_20_link" text:visited-style-name="Visited_20_Internet_20_Link">https://youtu.be/yQSEXcf6s2I</text:a> </text:p>
          </table:table-cell>
        </table:table-row>
        <table:table-row table:style-name="Table1.1">
          <table:table-cell table:style-name="Table1.A1" office:value-type="string">
            <text:p text:style-name="P13">Aleksa Tamburkovski</text:p>
            <text:p text:style-name="P13">The Complete Python Hacking Course: Beginner To Advance! (2021)</text:p>
          </table:table-cell>
          <table:table-cell table:style-name="Table1.A1" office:value-type="string">
            <text:p text:style-name="P2"><text:a xlink:type="simple" xlink:href="https://youtu.be/0NQ2aMxBYNE" text:style-name="Internet_20_link" text:visited-style-name="Visited_20_Internet_20_Link">https://youtu.be/0NQ2aMxBYNE</text:a> </text:p>
          </table:table-cell>
        </table:table-row>
        <table:table-row table:style-name="Table1.1">
          <table:table-cell table:style-name="Table1.A1" office:value-type="string">
            <text:p text:style-name="P13">Complete Python Hacking Course: Beginner To Advance Part 2!</text:p>
          </table:table-cell>
          <table:table-cell table:style-name="Table1.A1" office:value-type="string">
            <text:p text:style-name="P2"><text:a xlink:type="simple" xlink:href="https://youtu.be/7T_xVBwFdJA" text:style-name="Internet_20_link" text:visited-style-name="Visited_20_Internet_20_Link">https://youtu.be/7T_xVBwFdJA</text:a> 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SQ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<text:soft-page-break/>PHP Tutorials</text:p>
          </table:table-cell>
          <table:table-cell table:style-name="Table1.A1" office:value-type="string">
            <text:p text:style-name="P2"><text:a xlink:type="simple" xlink:href="https://youtube.com/playlist?list=PLWKjhJtqVAbkoMsX4hgwxbJZW4aB0cbaB" text:style-name="Internet_20_link" text:visited-style-name="Visited_20_Internet_20_Link">https://youtube.com/playlist?</text:a><text:soft-page-break/><text:a xlink:type="simple" xlink:href="https://youtube.com/playlist?list=PLWKjhJtqVAbkoMsX4hgwxbJZW4aB0cbaB" text:style-name="Internet_20_link" text:visited-style-name="Visited_20_Internet_20_Link">list=PLWKjhJtqVAbkoMsX4hgwxbJZW4aB0cbaB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C# Tutorial - Full Course for Beginners</text:p>
            <text:p text:style-name="P11">freecodecamp.org</text:p>
            <text:p text:style-name="P11">Giraffe Academy</text:p>
            <text:p text:style-name="P11">Mike Dane</text:p>
          </table:table-cell>
          <table:table-cell table:style-name="Table1.A1" office:value-type="string">
            <text:p text:style-name="P2"><text:a xlink:type="simple" xlink:href="https://youtu.be/GhQdlIFylQ8" text:style-name="Internet_20_link" text:visited-style-name="Visited_20_Internet_20_Link">https://youtu.be/GhQdlIFylQ8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ssembly Languag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Functional Programmin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5">Coding Tech</text:p>
            <text:p text:style-name="P15">How Functional Programming Can Make You A Better Developer</text:p>
          </table:table-cell>
          <table:table-cell table:style-name="Table1.A1" office:value-type="string">
            <text:p text:style-name="P2"><text:a xlink:type="simple" xlink:href="https://youtu.be/EqO4TcNLjl0" text:style-name="Internet_20_link" text:visited-style-name="Visited_20_Internet_20_Link">https://youtu.be/EqO4TcNLjl0</text:a> </text:p>
          </table:table-cell>
        </table:table-row>
        <table:table-row table:style-name="Table1.1">
          <table:table-cell table:style-name="Table1.A1" office:value-type="string">
            <text:p text:style-name="P15">Metosin</text:p>
            <text:p text:style-name="P15">Why Isn't Functional Programming the Norm? – Richard Feldman</text:p>
          </table:table-cell>
          <table:table-cell table:style-name="Table1.A1" office:value-type="string">
            <text:p text:style-name="P2"><text:a xlink:type="simple" xlink:href="https://youtu.be/QyJZzq0v7Z4" text:style-name="Internet_20_link" text:visited-style-name="Visited_20_Internet_20_Link">https://youtu.be/QyJZzq0v7Z4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jarne Stroustrup - The Essence of 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Theory and Philosophy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6">Stanford</text:p>
            <text:p text:style-name="P16">Programming Methodology Course</text:p>
          </table:table-cell>
          <table:table-cell table:style-name="Table1.A1" office:value-type="string">
            <text:p text:style-name="P2"><text:a xlink:type="simple" xlink:href="https://youtube.com/playlist?list=PL84A56BC7F4A1F8" text:style-name="Internet_20_link" text:visited-style-name="Visited_20_Internet_20_Link">https://youtube.com/playlist?list=PL84A56BC7F4A1F8</text:a><text:a xlink:type="simple" xlink:href="https://youtube.com/playlist?list=PL84A56BC7F4A1F852" text:style-name="Internet_20_link" text:visited-style-name="Visited_20_Internet_20_Link">52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5T06:38:09.595000000</dc:date>
    <meta:editing-duration>PT12H39M59S</meta:editing-duration>
    <meta:editing-cycles>9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76" meta:word-count="186" meta:character-count="1739" meta:non-whitespace-character-count="1614"/>
  </office:meta>
</office:document-meta>
</file>